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12-2014</text:span></text:span></text:p>
      <text:p text:style-name="P14">ACTA DE INICIO DE PROCEDIMIENTO</text:p>
      <text:p text:style-name="P15"/>
      <text:p text:style-name="P16"><text:span text:style-name="T17">Siendo las (hora),del día siete (07) de Abril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12-2014</text:span><text:span text:style-name="T18"> </text:span><text:span text:style-name="T17">para la adquisición de </text:span><text:span text:style-name="T19">- 9 BISAGRA 3X3 GALVANIZADA (S/T)
<text:line-break/>- 35 BISAGRA CAZOLETA RECTA 35mm
<text:line-break/>- 70 BRAZO HIDRAULICO
<text:line-break/>- 20 CERRADURA TRIANGULAR
<text:line-break/>- 2 CHAPA CURUPIXA 162X220
<text:line-break/>- 4 CHAPA CURUPIXA 90 X 2.20
<text:line-break/>- 1 CINTA METRICA 8mtsx 1 pulgada
<text:line-break/>- 2 Cola Blanca
<text:line-break/>- 4 Compuesto de MDF DE 15mm 4x8 Cedro
<text:line-break/>- 20 DISCO DE CORTE PARA MADERA
<text:line-break/>- 20 HOJA DE LIJA
<text:line-break/>- 10 JUEGO DE CORREDERA TELESCÓPICA
<text:line-break/>- 1 LIJADORA ORB. 1/4
<text:line-break/>- 20 Melamina - MDF de 122 x 244 Negro
<text:line-break/>- 1 Pega para Productos de Madera
<text:line-break/>- 43 Plancha de Melamina - MDP de 18 mm-183 x 244 Roble Cenizo
<text:line-break/>- 20 PLIEGO DE LIJA
<text:line-break/>- 2 POMO SATINADO
<text:line-break/>- 2 SELLADOR CONCENTRADO
<text:line-break/>- 1 SIERRA CALADORA
<text:line-break/>- 1 SIERRA CIRCULAR 7 1/4
<text:line-break/>- 397 TABLAS CURUPIXA
<text:line-break/>- 1 TALADRO 1/2 PULGADA, Y HERRAMIENTAS
<text:line-break/>- 366 Tapacanto 22mm x 0.45mm  Roble Cenizo
<text:line-break/>- 3 THINER
<text:line-break/>- 35 TIRADOR DE METAL DE ASA RECTA
<text:line-break/>- 10 TIRADOR INOXIDABLE CUADRADO 160X220
<text:line-break/>- 10 TORNILLOS DRYWALL 6X1 5/8 NEGR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9 BISAGRA 3X3 GALVANIZADA (S/T)
<text:line-break/>- 35 BISAGRA CAZOLETA RECTA 35mm
<text:line-break/>- 70 BRAZO HIDRAULICO
<text:line-break/>- 20 CERRADURA TRIANGULAR
<text:line-break/>- 2 CHAPA CURUPIXA 162X220
<text:line-break/>- 4 CHAPA CURUPIXA 90 X 2.20
<text:line-break/>- 1 CINTA METRICA 8mtsx 1 pulgada
<text:line-break/>- 2 Cola Blanca
<text:line-break/>- 4 Compuesto de MDF DE 15mm 4x8 Cedro
<text:line-break/>- 20 DISCO DE CORTE PARA MADERA
<text:line-break/>- 20 HOJA DE LIJA
<text:line-break/>- 10 JUEGO DE CORREDERA TELESCÓPICA
<text:line-break/>- 1 LIJADORA ORB. 1/4
<text:line-break/>- 20 Melamina - MDF de 122 x 244 Negro
<text:line-break/>- 1 Pega para Productos de Madera
<text:line-break/>- 43 Plancha de Melamina - MDP de 18 mm-183 x 244 Roble Cenizo
<text:line-break/>- 20 PLIEGO DE LIJA
<text:line-break/>- 2 POMO SATINADO
<text:line-break/>- 2 SELLADOR CONCENTRADO
<text:line-break/>- 1 SIERRA CALADORA
<text:line-break/>- 1 SIERRA CIRCULAR 7 1/4
<text:line-break/>- 397 TABLAS CURUPIXA
<text:line-break/>- 1 TALADRO 1/2 PULGADA, Y HERRAMIENTAS
<text:line-break/>- 366 Tapacanto 22mm x 0.45mm  Roble Cenizo
<text:line-break/>- 3 THINER
<text:line-break/>- 35 TIRADOR DE METAL DE ASA RECTA
<text:line-break/>- 10 TIRADOR INOXIDABLE CUADRADO 160X220
<text:line-break/>- 10 TORNILLOS DRYWALL 6X1 5/8 NEGR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9 BISAGRA 3X3 GALVANIZADA (S/T)
<text:line-break/>- 35 BISAGRA CAZOLETA RECTA 35mm
<text:line-break/>- 70 BRAZO HIDRAULICO
<text:line-break/>- 20 CERRADURA TRIANGULAR
<text:line-break/>- 2 CHAPA CURUPIXA 162X220
<text:line-break/>- 4 CHAPA CURUPIXA 90 X 2.20
<text:line-break/>- 1 CINTA METRICA 8mtsx 1 pulgada
<text:line-break/>- 2 Cola Blanca
<text:line-break/>- 4 Compuesto de MDF DE 15mm 4x8 Cedro
<text:line-break/>- 20 DISCO DE CORTE PARA MADERA
<text:line-break/>- 20 HOJA DE LIJA
<text:line-break/>- 10 JUEGO DE CORREDERA TELESCÓPICA
<text:line-break/>- 1 LIJADORA ORB. 1/4
<text:line-break/>- 20 Melamina - MDF de 122 x 244 Negro
<text:line-break/>- 1 Pega para Productos de Madera
<text:line-break/>- 43 Plancha de Melamina - MDP de 18 mm-183 x 244 Roble Cenizo
<text:line-break/>- 20 PLIEGO DE LIJA
<text:line-break/>- 2 POMO SATINADO
<text:line-break/>- 2 SELLADOR CONCENTRADO
<text:line-break/>- 1 SIERRA CALADORA
<text:line-break/>- 1 SIERRA CIRCULAR 7 1/4
<text:line-break/>- 397 TABLAS CURUPIXA
<text:line-break/>- 1 TALADRO 1/2 PULGADA, Y HERRAMIENTAS
<text:line-break/>- 366 Tapacanto 22mm x 0.45mm  Roble Cenizo
<text:line-break/>- 3 THINER
<text:line-break/>- 35 TIRADOR DE METAL DE ASA RECTA
<text:line-break/>- 10 TIRADOR INOXIDABLE CUADRADO 160X220
<text:line-break/>- 10 TORNILLOS DRYWALL 6X1 5/8 NEGR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